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f711c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4f2f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c0552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4f2f" officeooo:paragraph-rsid="002a4f2f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officeooo:rsid="002c0552" officeooo:paragraph-rsid="002c0552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officeooo:paragraph-rsid="0023e9f6"/>
    </style:style>
    <style:style style:name="P9" style:family="paragraph" style:parent-style-name="Standard">
      <style:text-properties fo:font-variant="normal" fo:text-transform="none" fo:color="#000000" loext:opacity="100%" style:font-name="Programme" fo:font-size="12pt" fo:letter-spacing="normal" fo:font-style="normal" fo:font-weight="bold" officeooo:rsid="002b6235" officeooo:paragraph-rsid="002b6235" style:font-name-asian="Liberation Mono" style:font-size-asian="12pt" style:font-weight-asian="bold" style:font-name-complex="Liberation Mono" style:font-size-complex="12pt" style:font-weight-complex="bold"/>
    </style:style>
    <style:style style:name="P10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style:font-name-asian="Liberation Mono" style:font-size-asian="24pt" style:font-name-complex="Liberation Mono" style:font-size-complex="24pt" loext:padding="0in" loext:border="none"/>
    </style:style>
    <style:style style:name="P11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2pt" fo:letter-spacing="normal" fo:font-style="normal" style:text-underline-style="none" fo:font-weight="bold" officeooo:rsid="002b6235" officeooo:paragraph-rsid="002b6235" style:text-blinking="false" style:font-name-asian="Liberation Mono" style:font-size-asian="12pt" style:font-weight-asian="bold" style:font-name-complex="Liberation Mono" style:font-size-complex="12pt" style:font-weight-complex="bold" loext:padding="0in" loext:border="none"/>
    </style:style>
    <style:style style:name="P12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officeooo:paragraph-rsid="002b6235" style:text-blinking="false" style:font-name-asian="Liberation Mono" style:font-size-asian="24pt" style:font-name-complex="Liberation Mono" style:font-size-complex="24pt" loext:padding="0in" loext:border="none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c0552" style:font-name-asian="Liberation Mono" style:font-size-asian="18pt" style:font-weight-asian="bold" style:font-name-complex="Liberation Mono" style:font-size-complex="18pt" style:font-weight-complex="bold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c0552" style:font-name-asian="Liberation Mono" style:font-size-asian="18pt" style:font-name-complex="Liberation Mono" style:font-size-complex="18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6ac" officeooo:paragraph-rsid="002ea6ac" style:font-name-asian="Liberation Mono" style:font-size-asian="18pt" style:font-name-complex="Liberation Mono" style:font-size-complex="18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6ac" officeooo:paragraph-rsid="002ea6ac" style:font-size-asian="18pt" style:font-size-complex="18pt"/>
    </style:style>
    <style:style style:name="P17" style:family="paragraph" style:parent-style-name="Preformatted_20_Text">
      <style:text-properties fo:font-size="24pt" officeooo:rsid="000a0946" officeooo:paragraph-rsid="001d5b9e" style:font-size-asian="24pt" style:font-size-complex="24pt"/>
    </style:style>
    <style:style style:name="P18" style:family="paragraph" style:parent-style-name="Preformatted_20_Text">
      <style:text-properties officeooo:paragraph-rsid="002c0552"/>
    </style:style>
    <style:style style:name="P19" style:family="paragraph" style:parent-style-name="Standard">
      <style:text-properties officeooo:paragraph-rsid="0023e9f6"/>
    </style:style>
    <style:style style:name="P20" style:family="paragraph" style:parent-style-name="Standard">
      <style:text-properties style:font-name="Liberation Mono" fo:font-size="24pt" officeooo:paragraph-rsid="002b6235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ce2d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0552" style:font-name-asian="Liberation Mono" style:font-size-asian="18pt" style:font-weight-asian="bold" style:font-name-complex="Liberation Mono" style:font-size-complex="18pt" style:font-weight-complex="bold"/>
    </style:style>
    <style:style style:name="T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c0552" style:font-name-asian="Liberation Mono" style:font-size-asian="16pt" style:font-weight-asian="bold" style:font-name-complex="Liberation Mono" style:font-size-complex="16pt" style:font-weight-complex="bold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ea6ac" style:font-name-asian="Liberation Mono" style:font-size-asian="16pt" style:font-weight-asian="bold" style:font-name-complex="Liberation Mono" style:font-size-complex="16pt" style:font-weight-complex="bold"/>
    </style:style>
    <style:style style:name="T7" style:family="text">
      <style:text-properties fo:font-variant="normal" fo:text-transform="none" fo:color="#212121" loext:opacity="100%" style:font-name="Roboto Mono" fo:font-size="15pt" fo:letter-spacing="normal" fo:font-style="normal" fo:font-weight="normal" officeooo:rsid="002ea6ac" style:font-name-asian="Liberation Mono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212121" loext:opacity="100%" style:text-position="super 58%" style:font-name="Roboto Mono" fo:font-size="16pt" fo:letter-spacing="normal" fo:font-style="normal" fo:font-weight="normal" officeooo:rsid="002c0552" style:font-name-asian="Liberation Mono" style:font-size-asian="16pt" style:font-weight-asian="bold" style:font-name-complex="Liberation Mono" style:font-size-complex="16pt" style:font-weight-complex="bold"/>
    </style:style>
    <style:style style:name="T9" style:family="text">
      <style:text-properties fo:font-variant="normal" fo:text-transform="none" fo:color="#000000" loext:opacity="100%" style:font-name="Programme" fo:font-size="10.1499996185303pt" fo:letter-spacing="normal" fo:font-style="normal" fo:font-weight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Programme" fo:font-size="10.1499996185303pt" fo:letter-spacing="normal" fo:font-style="normal" style:text-underline-style="none" fo:font-weight="normal" style:text-blinking="false" fo:background-color="#e9e9e9" loext:char-shading-value="0" loext:padding="0in" loext:border="none"/>
    </style:style>
    <style:style style:name="T11" style:family="text">
      <style:text-properties fo:font-size="36pt" officeooo:rsid="000a0946" style:font-size-asian="36pt" style:font-size-complex="36pt"/>
    </style:style>
    <style:style style:name="T12" style:family="text">
      <style:text-properties fo:font-size="36pt" officeooo:rsid="002c0552" style:font-size-asian="36pt" style:font-size-complex="36pt"/>
    </style:style>
    <style:style style:name="T13" style:family="text">
      <style:text-properties fo:font-size="32pt" officeooo:rsid="002c0552" style:font-size-asian="32pt" style:font-size-complex="32pt"/>
    </style:style>
    <style:style style:name="T14" style:family="text">
      <style:text-properties officeooo:rsid="000a0946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202d87" style:font-size-asian="18pt" style:font-size-complex="18pt"/>
    </style:style>
    <style:style style:name="T17" style:family="text">
      <style:text-properties fo:font-size="18pt" officeooo:rsid="0023e9f6" style:font-size-asian="18pt" style:font-size-complex="18pt"/>
    </style:style>
    <style:style style:name="T18" style:family="text">
      <style:text-properties fo:font-size="18pt" officeooo:rsid="002c0552" style:font-size-asian="18pt" style:font-size-complex="18pt"/>
    </style:style>
    <style:style style:name="T19" style:family="text">
      <style:text-properties style:text-position="super 58%" fo:font-size="18pt" style:font-size-asian="18pt" style:font-size-complex="18pt"/>
    </style:style>
    <style:style style:name="T20" style:family="text">
      <style:text-properties style:text-position="super 58%" fo:font-size="16pt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2cce2d" style:font-size-asian="16pt" style:font-size-complex="16pt"/>
    </style:style>
    <style:style style:name="T23" style:family="text">
      <style:text-properties fo:font-size="15pt" officeooo:rsid="002cce2d" style:font-size-asian="15pt" style:font-size-complex="15pt"/>
    </style:style>
    <style:style style:name="T24" style:family="text">
      <style:text-properties officeooo:rsid="002ea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Violent Femmes</text:span><text:span text:style-name="T11"> – </text:span><text:span text:style-name="T13">American Music</text:span></text:p>
      <text:p text:style-name="P8"><text:span text:style-name="T16">O</text:span><text:span text:style-name="T17">rginal key: </text:span><text:span text:style-name="T18">C</text:span><text:span text:style-name="T17"> <text:s text:c="3"/>Us: </text:span><text:span text:style-name="T18">Same</text:span></text:p>
      <text:p text:style-name="P8"><text:span text:style-name="T18"/></text:p>
      <text:p text:style-name="P16">Try KORG:DRUM to reinforce Jer</text:p>
      <text:p text:style-name="P16">Shuffle rhythm (changes to str8 at end)</text:p>
      <text:p text:style-name="P16"/>
      <text:p text:style-name="P2">[Verse] C | F G [4x]</text:p>
      <text:p text:style-name="P4"/>
      <text:p text:style-name="P2">[Chorus] </text:p>
      <text:p text:style-name="P2">am | E | F | G | G</text:p>
      <text:p text:style-name="P3">C <text:s/>| F | C | G</text:p>
      <text:p text:style-name="P3">^^^^^^^<text:span text:style-name="T15"> 2</text:span><text:span text:style-name="T19">nd</text:span><text:span text:style-name="T15"> chorus: played 2x</text:span></text:p>
      <text:p text:style-name="P18"><text:span text:style-name="T4"><text:s text:c="10"/></text:span><text:span text:style-name="T5">3</text:span><text:span text:style-name="T8">rd</text:span><text:span text:style-name="T5"> chorus: </text:span><text:span text:style-name="T6">repeat intro chords (?)</text:span></text:p>
      <text:p text:style-name="P13"><text:s text:c="10"/></text:p>
      <text:p text:style-name="P4"/>
      <text:p text:style-name="P4"><text:span text:style-name="T14">P</text:span>lan</text:p>
      <text:p text:style-name="P6"><text:span text:style-name="T1">1 </text:span><text:span text:style-name="T2">S</text:span><text:span text:style-name="T1">low Verse (solo voice &amp; guitar)</text:span></text:p>
      <text:p text:style-name="P14">2 Verses with Band</text:p>
      <text:p text:style-name="P6"><text:span text:style-name="T1">Chorus </text:span><text:span text:style-name="T3">1</text:span></text:p>
      <text:p text:style-name="P14">Verse</text:p>
      <text:p text:style-name="P6"><text:span text:style-name="T1">Chorus </text:span><text:span text:style-name="T3">2 (see change)</text:span></text:p>
      <text:p text:style-name="P14">Guitar solo (over 1 verse)</text:p>
      <text:p text:style-name="P14">2 Verses a capella</text:p>
      <text:p text:style-name="P6"><text:span text:style-name="T1">Chorus </text:span><text:span text:style-name="T3">3 (see change)</text:span></text:p>
      <text:p text:style-name="P14"/>
      <text:p text:style-name="P15">Ending: Jer will do a roll to signal</text:p>
      <text:p text:style-name="P5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02T17:39:23.543269326</dc:date>
    <meta:editing-duration>PT3H27M10S</meta:editing-duration>
    <meta:editing-cycles>2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95" meta:character-count="462" meta:non-whitespace-character-count="361"/>
  </office:meta>
</office:document-meta>
</file>